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282cm" style:contextual-spacing="false"/>
      <style:text-properties fo:color="#374151" loext:opacity="100%" style:font-name="Arial" fo:font-size="11pt" fo:font-style="italic" officeooo:paragraph-rsid="001b887f" style:font-name-asian="Arial1" style:font-size-asian="11pt" style:font-style-asian="italic" style:font-name-complex="Arial1" style:font-size-complex="11pt" style:font-style-complex="italic"/>
    </style:style>
    <style:style style:name="P2" style:family="paragraph" style:parent-style-name="Standard">
      <style:paragraph-properties fo:margin-top="0cm" fo:margin-bottom="0.282cm" style:contextual-spacing="false"/>
      <style:text-properties officeooo:paragraph-rsid="001b887f"/>
    </style:style>
    <style:style style:name="P3" style:family="paragraph" style:parent-style-name="Standard">
      <style:paragraph-properties fo:margin-top="0cm" fo:margin-bottom="0.282cm" style:contextual-spacing="false"/>
      <style:text-properties fo:color="#374151" loext:opacity="100%" style:font-name="Arial" fo:font-size="11pt" fo:font-style="italic" officeooo:rsid="00284463" officeooo:paragraph-rsid="00284463" style:font-name-asian="Arial1" style:font-size-asian="11pt" style:font-style-asian="italic" style:font-name-complex="Arial1" style:font-size-complex="11pt" style:font-style-complex="italic"/>
    </style:style>
    <style:style style:name="P4" style:family="paragraph" style:parent-style-name="Standard">
      <style:paragraph-properties fo:margin-top="0cm" fo:margin-bottom="0.282cm" style:contextual-spacing="false"/>
      <style:text-properties fo:color="#374151" loext:opacity="100%" style:font-name="Arial" fo:font-size="11pt" fo:font-style="italic" officeooo:rsid="001b887f" officeooo:paragraph-rsid="00284463" style:font-name-asian="Arial1" style:font-size-asian="11pt" style:font-style-asian="italic" style:font-name-complex="Arial1" style:font-size-complex="11pt" style:font-style-complex="italic"/>
    </style:style>
    <style:style style:name="P5" style:family="paragraph" style:parent-style-name="Standard">
      <style:paragraph-properties fo:margin-top="0cm" fo:margin-bottom="0.282cm" style:contextual-spacing="false"/>
      <style:text-properties fo:color="#374151" loext:opacity="100%" style:font-name="Arial" fo:font-size="11pt" fo:font-style="italic" officeooo:rsid="0020d95c" officeooo:paragraph-rsid="0020d95c" style:font-name-asian="Arial1" style:font-size-asian="11pt" style:font-style-asian="italic" style:font-name-complex="Arial1" style:font-size-complex="11pt" style:font-style-complex="italic"/>
    </style:style>
    <style:style style:name="P6" style:family="paragraph" style:parent-style-name="Standard">
      <style:paragraph-properties fo:margin-top="0cm" fo:margin-bottom="0.282cm" style:contextual-spacing="false"/>
      <style:text-properties fo:color="#374151" loext:opacity="100%" style:font-name="Arial" fo:font-size="11pt" fo:font-style="italic" officeooo:rsid="0020d95c" officeooo:paragraph-rsid="00271c3e" style:font-name-asian="Arial1" style:font-size-asian="11pt" style:font-style-asian="italic" style:font-name-complex="Arial1" style:font-size-complex="11pt" style:font-style-complex="italic"/>
    </style:style>
    <style:style style:name="P7" style:family="paragraph" style:parent-style-name="Standard">
      <style:paragraph-properties fo:margin-top="0cm" fo:margin-bottom="0.282cm" style:contextual-spacing="false"/>
      <style:text-properties fo:color="#374151" loext:opacity="100%" style:font-name="Arial" fo:font-size="11pt" fo:font-style="italic" officeooo:rsid="001b887f" officeooo:paragraph-rsid="00271c3e" style:font-name-asian="Arial1" style:font-size-asian="11pt" style:font-style-asian="italic" style:font-name-complex="Arial1" style:font-size-complex="11pt" style:font-style-complex="italic"/>
    </style:style>
    <style:style style:name="P8" style:family="paragraph" style:parent-style-name="Standard">
      <style:paragraph-properties fo:margin-top="0cm" fo:margin-bottom="0.282cm" style:contextual-spacing="false"/>
      <style:text-properties fo:color="#374151" loext:opacity="100%" style:font-name="Arial" fo:font-size="11pt" fo:font-style="italic" officeooo:rsid="001b887f" officeooo:paragraph-rsid="001b887f" style:font-name-asian="Arial1" style:font-size-asian="11pt" style:font-style-asian="italic" style:font-name-complex="Arial1" style:font-size-complex="11pt" style:font-style-complex="italic"/>
    </style:style>
    <style:style style:name="P9" style:family="paragraph" style:parent-style-name="Standard">
      <style:paragraph-properties fo:margin-top="0cm" fo:margin-bottom="0.282cm" style:contextual-spacing="false"/>
      <style:text-properties fo:font-style="italic" officeooo:paragraph-rsid="00238f9c" style:font-style-asian="italic" style:font-style-complex="italic"/>
    </style:style>
    <style:style style:name="P10" style:family="paragraph" style:parent-style-name="Standard">
      <style:paragraph-properties fo:margin-top="0cm" fo:margin-bottom="0.282cm" style:contextual-spacing="false"/>
      <style:text-properties fo:font-style="italic" officeooo:paragraph-rsid="00221cc6" style:font-style-asian="italic" style:font-style-complex="italic"/>
    </style:style>
    <style:style style:name="P11" style:family="paragraph" style:parent-style-name="Standard">
      <style:paragraph-properties fo:margin-top="0cm" fo:margin-bottom="0.282cm" style:contextual-spacing="false"/>
      <style:text-properties officeooo:paragraph-rsid="001ccd4b"/>
    </style:style>
    <style:style style:name="P12" style:family="paragraph" style:parent-style-name="Standard">
      <style:paragraph-properties fo:margin-top="0cm" fo:margin-bottom="0.282cm" style:contextual-spacing="false"/>
      <style:text-properties fo:color="#3b82f6" loext:opacity="100%" style:font-name="Arial" fo:font-size="10pt" fo:font-weight="bold" officeooo:paragraph-rsid="001ccd4b" style:font-name-asian="Arial1" style:font-size-asian="10pt" style:font-weight-asian="bold" style:font-name-complex="Arial1" style:font-size-complex="10pt" style:font-weight-complex="bold"/>
    </style:style>
    <style:style style:name="P13" style:family="paragraph" style:parent-style-name="Standard">
      <style:paragraph-properties fo:margin-top="0cm" fo:margin-bottom="0.282cm" style:contextual-spacing="false"/>
      <style:text-properties fo:color="#374151" loext:opacity="100%" fo:font-size="11pt" fo:font-style="italic" officeooo:paragraph-rsid="001ccd4b" style:font-size-asian="11pt" style:font-style-asian="italic" style:font-size-complex="11pt" style:font-style-complex="italic"/>
    </style:style>
    <style:style style:name="P14" style:family="paragraph" style:parent-style-name="Standard">
      <style:paragraph-properties fo:margin-top="0cm" fo:margin-bottom="0.282cm" style:contextual-spacing="false"/>
      <style:text-properties fo:color="#374151" loext:opacity="100%" fo:font-size="11pt" fo:font-style="italic" officeooo:rsid="001ccd4b" officeooo:paragraph-rsid="001ccd4b" style:font-size-asian="11pt" style:font-style-asian="italic" style:font-size-complex="11pt" style:font-style-complex="italic"/>
    </style:style>
    <style:style style:name="P15" style:family="paragraph" style:parent-style-name="Standard">
      <style:paragraph-properties fo:margin-top="0cm" fo:margin-bottom="0.282cm" style:contextual-spacing="false"/>
      <style:text-properties fo:color="#374151" loext:opacity="100%" fo:font-size="11pt" fo:font-style="italic" officeooo:rsid="00284463" officeooo:paragraph-rsid="00284463" style:font-size-asian="11pt" style:font-style-asian="italic" style:font-size-complex="11pt" style:font-style-complex="italic"/>
    </style:style>
    <style:style style:name="P16" style:family="paragraph" style:parent-style-name="Standard">
      <style:paragraph-properties fo:margin-top="0cm" fo:margin-bottom="0.282cm" style:contextual-spacing="false"/>
      <style:text-properties fo:color="#374151" loext:opacity="100%" fo:font-size="11pt" fo:font-style="italic" officeooo:rsid="001ccd4b" officeooo:paragraph-rsid="001e705b" style:font-size-asian="11pt" style:font-style-asian="italic" style:font-size-complex="11pt" style:font-style-complex="italic"/>
    </style:style>
    <style:style style:name="P17" style:family="paragraph" style:parent-style-name="Standard">
      <style:paragraph-properties fo:margin-top="0cm" fo:margin-bottom="0.282cm" style:contextual-spacing="false"/>
      <style:text-properties style:font-name="Arial" fo:font-style="italic" officeooo:paragraph-rsid="00284463" style:font-name-asian="Arial1" style:font-style-asian="italic" style:font-name-complex="Arial1" style:font-style-complex="italic"/>
    </style:style>
    <style:style style:name="P18" style:family="paragraph" style:parent-style-name="Standard">
      <style:paragraph-properties fo:margin-top="0cm" fo:margin-bottom="0.282cm" style:contextual-spacing="false"/>
      <style:text-properties officeooo:paragraph-rsid="001e705b"/>
    </style:style>
    <style:style style:name="P19" style:family="paragraph" style:parent-style-name="Standard">
      <style:paragraph-properties fo:margin-top="0cm" fo:margin-bottom="0.282cm" style:contextual-spacing="false"/>
      <style:text-properties fo:color="#1a1a2e" loext:opacity="100%" style:font-name="Arial" fo:font-weight="bold" officeooo:paragraph-rsid="00247852" style:font-name-asian="Arial1" style:font-weight-asian="bold" style:font-name-complex="Arial1" style:font-weight-complex="bold"/>
    </style:style>
    <style:style style:name="P20" style:family="paragraph" style:parent-style-name="Standard">
      <style:paragraph-properties fo:margin-top="0cm" fo:margin-bottom="0.282cm" style:contextual-spacing="false"/>
      <style:text-properties officeooo:paragraph-rsid="00247852"/>
    </style:style>
    <style:style style:name="P21" style:family="paragraph" style:parent-style-name="Standard">
      <style:paragraph-properties fo:margin-top="0cm" fo:margin-bottom="0.282cm" style:contextual-spacing="false"/>
      <style:text-properties style:font-name="Arial" officeooo:paragraph-rsid="00204249" style:font-name-asian="Arial1" style:font-name-complex="Arial1"/>
    </style:style>
    <style:style style:name="P22" style:family="paragraph" style:parent-style-name="Standard">
      <style:paragraph-properties fo:margin-top="0cm" fo:margin-bottom="0.282cm" style:contextual-spacing="false"/>
      <style:text-properties fo:color="#374151" loext:opacity="100%" fo:font-size="11pt" fo:font-style="italic" officeooo:paragraph-rsid="00204249" style:font-size-asian="11pt" style:font-style-asian="italic" style:font-size-complex="11pt" style:font-style-complex="italic"/>
    </style:style>
    <style:style style:name="P23" style:family="paragraph" style:parent-style-name="Standard">
      <style:paragraph-properties fo:margin-top="0cm" fo:margin-bottom="0.282cm" style:contextual-spacing="false"/>
      <style:text-properties style:font-name="Arial" officeooo:rsid="00204249" officeooo:paragraph-rsid="00204249" style:font-name-asian="Arial1" style:font-name-complex="Arial1"/>
    </style:style>
    <style:style style:name="P24" style:family="paragraph" style:parent-style-name="Standard">
      <style:paragraph-properties fo:margin-top="0cm" fo:margin-bottom="0.282cm" style:contextual-spacing="false"/>
      <style:text-properties officeooo:paragraph-rsid="0020d95c"/>
    </style:style>
    <style:style style:name="P25" style:family="paragraph" style:parent-style-name="Standard">
      <style:paragraph-properties fo:margin-top="0cm" fo:margin-bottom="0.282cm" style:contextual-spacing="false"/>
      <style:text-properties fo:font-size="11pt" officeooo:paragraph-rsid="0020d95c" style:font-size-asian="11pt" style:font-size-complex="11pt"/>
    </style:style>
    <style:style style:name="P26" style:family="paragraph" style:parent-style-name="Standard">
      <style:paragraph-properties fo:margin-top="0cm" fo:margin-bottom="0.282cm" style:contextual-spacing="false"/>
      <style:text-properties fo:color="#374151" loext:opacity="100%" style:font-name="Arial" fo:font-style="italic" officeooo:paragraph-rsid="0020d95c" style:font-name-asian="Arial1" style:font-style-asian="italic" style:font-name-complex="Arial1" style:font-style-complex="italic"/>
    </style:style>
    <style:style style:name="T1" style:family="text">
      <style:text-properties officeooo:rsid="00271c3e"/>
    </style:style>
    <style:style style:name="T2" style:family="text">
      <style:text-properties fo:color="#374151" loext:opacity="100%" style:font-name="Arial" fo:font-size="11pt" fo:font-style="italic" officeooo:rsid="0020d95c" style:font-name-asian="Arial1" style:font-size-asian="11pt" style:font-style-asian="italic" style:font-name-complex="Arial1" style:font-size-complex="11pt" style:font-style-complex="italic"/>
    </style:style>
    <style:style style:name="T3" style:family="text">
      <style:text-properties officeooo:rsid="00294132"/>
    </style:style>
    <style:style style:name="T4" style:family="text">
      <style:text-properties officeooo:rsid="00284463"/>
    </style:style>
    <style:style style:name="T5" style:family="text">
      <style:text-properties officeooo:rsid="002a77b1"/>
    </style:style>
    <style:style style:name="T6" style:family="text">
      <style:text-properties officeooo:rsid="00221cc6"/>
    </style:style>
    <style:style style:name="T7" style:family="text">
      <style:text-properties fo:color="#374151" loext:opacity="100%" style:font-name="Arial" fo:font-size="11pt" fo:font-style="italic" style:font-name-asian="Arial1" style:font-size-asian="11pt" style:font-style-asian="italic" style:font-name-complex="Arial1" style:font-size-complex="11pt" style:font-style-complex="italic"/>
    </style:style>
    <style:style style:name="T8" style:family="text">
      <style:text-properties fo:font-size="11pt" style:font-size-asian="11pt" style:font-size-complex="11pt"/>
    </style:style>
    <style:style style:name="T9" style:family="text">
      <style:text-properties fo:color="#3b82f6" loext:opacity="100%" style:font-name="Arial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T10" style:family="text">
      <style:text-properties fo:color="#2ecc71" loext:opacity="100%" fo:font-family="'Arial Rounded MT Bold'" style:font-family-generic="roman" style:font-pitch="variable" fo:font-size="11pt" fo:font-weight="bold" style:font-family-asian="'Arial Rounded MT Bold'" style:font-family-generic-asian="system" style:font-pitch-asian="variable" style:font-size-asian="11pt" style:font-weight-asian="bold" style:font-family-complex="'Arial Rounded MT Bold'" style:font-family-generic-complex="system" style:font-pitch-complex="variable" style:font-size-complex="11pt" style:font-weight-complex="bold"/>
    </style:style>
    <style:style style:name="T11" style:family="text">
      <style:text-properties fo:color="#1a1a2e" loext:opacity="100%" style:font-name="Arial" fo:font-size="11pt" fo:font-weight="bold" style:font-name-asian="Arial1" style:font-size-asian="11pt" style:font-weight-asian="bold" style:font-name-complex="Arial1" style:font-size-complex="11pt" style:font-weight-complex="bold"/>
    </style:style>
    <style:style style:name="T12" style:family="text">
      <style:text-properties fo:color="#374151" loext:opacity="100%" style:font-name="Arial" fo:font-size="11pt" fo:font-style="italic" officeooo:rsid="001ccd4b" style:font-name-asian="Arial1" style:font-size-asian="11pt" style:font-style-asian="italic" style:font-name-complex="Arial1" style:font-size-complex="11pt" style:font-style-complex="italic"/>
    </style:style>
    <style:style style:name="T13" style:family="text">
      <style:text-properties officeooo:rsid="00238f9c"/>
    </style:style>
    <style:style style:name="T14" style:family="text">
      <style:text-properties officeooo:rsid="001e705b"/>
    </style:style>
    <style:style style:name="T15" style:family="text">
      <style:text-properties style:font-name="Arial" officeooo:rsid="001e705b" style:font-name-asian="Arial1" style:font-name-complex="Arial1"/>
    </style:style>
    <style:style style:name="T16" style:family="text">
      <style:text-properties fo:color="#3b82f6" loext:opacity="100%" fo:font-size="10pt" fo:font-weight="bold" style:font-size-asian="10pt" style:font-weight-asian="bold" style:font-size-complex="10pt" style:font-weight-complex="bold"/>
    </style:style>
    <style:style style:name="T17" style:family="text">
      <style:text-properties fo:color="#374151" loext:opacity="100%" fo:font-size="11pt" fo:font-style="italic" style:font-size-asian="11pt" style:font-style-asian="italic" style:font-size-complex="11pt" style:font-style-complex="italic"/>
    </style:style>
    <style:style style:name="T18" style:family="text">
      <style:text-properties fo:color="#374151" loext:opacity="100%" fo:font-size="11pt" fo:font-style="italic" officeooo:rsid="00238f9c" style:font-size-asian="11pt" style:font-style-asian="italic" style:font-size-complex="11pt" style:font-style-complex="italic"/>
    </style:style>
    <style:style style:name="T19" style:family="text">
      <style:text-properties fo:color="#3b82f6" loext:opacity="100%" style:font-name="Arial" fo:font-size="10pt" fo:font-style="italic" fo:font-weight="bold" style:font-name-asian="Arial1" style:font-size-asian="10pt" style:font-style-asian="italic" style:font-weight-asian="bold" style:font-name-complex="Arial1" style:font-size-complex="10pt" style:font-style-complex="italic" style:font-weight-complex="bold"/>
    </style:style>
    <style:style style:name="T20" style:family="text">
      <style:text-properties style:font-name="Arial" style:font-name-asian="Arial1" style:font-name-complex="Arial1"/>
    </style:style>
    <style:style style:name="T21" style:family="text">
      <style:text-properties officeooo:rsid="00247852"/>
    </style:style>
    <style:style style:name="T22" style:family="text">
      <style:text-properties officeooo:rsid="00204249"/>
    </style:style>
    <style:style style:name="T23" style:family="text">
      <style:text-properties officeooo:rsid="00287ca0"/>
    </style:style>
    <style:style style:name="T24" style:family="text">
      <style:text-properties fo:font-size="11pt" officeooo:rsid="00247852" style:font-size-asian="11pt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"My wife teaches <text:span text:style-name="T1">the Happiness program with </text:span><text:s/>the Art of Living Foundation.</text:p>
      <text:p text:style-name="P2"><text:span text:style-name="T2">But </text:span>She was never trained to be a marketer. She’s trained to change lives."</text:p>
      <text:p text:style-name="P3">This is where MiCA helps <text:span text:style-name="T3">Rajni </text:span>out:</text:p>
      <text:p text:style-name="P4">Rajni opens MiCA, Logs in.<text:line-break/></text:p>
      <text:p text:style-name="P5">She puts in her name</text:p>
      <text:p text:style-name="P6">Name <text:span text:style-name="T4">o</text:span>f the program</text:p>
      <text:p text:style-name="P7">Enters the details of her Happiness Program. <text:span text:style-name="T4">Even this is sufficient.,</text:span></text:p>
      <text:p text:style-name="P3">But if she has more detials, she can add them for even better quality.<text:span text:style-name="T5">­</text:span></text:p>
      <text:p text:style-name="P3">She adds the registration link.</text:p>
      <text:p text:style-name="P8">Her program launches next month. <text:s text:c="3"/>-Add date <text:span text:style-name="T6">it usually always starts on a t</text:span><text:span text:style-name="T4">wednesday</text:span></text:p>
      <text:p text:style-name="P3">And MiCA is well equipped to deal with vague target audiences too.</text:p>
      <text:p text:style-name="P3">City will make it even more personlaised.</text:p>
      <text:p text:style-name="P9">we’ll go with ‘Warm and Inspirational’ — because that’s exactly what this programme is about."</text:p>
      <text:p text:style-name="P10"/>
      <text:p text:style-name="P11"><text:span text:style-name="T7">"That’s it. That’s all MiCA needs. "</text:span><text:span text:style-name="T8"> <text:s/></text:span><text:span text:style-name="T9">→</text:span><text:line-break/><text:span text:style-name="T8"><text:line-break/></text:span><text:span text:style-name="T7">"Before generating the full campaign, MiCA gives a quick tone preview. Look at this — it’s already written a sample email subject line, a social media caption, and a WhatsApp message — all matching our warm, inspirational tone."</text:span></text:p>
      <text:p text:style-name="P11"><text:span text:style-name="T10">[1:53] </text:span><text:span text:style-name="T11">PRESENTER: </text:span><text:span text:style-name="T7">"</text:span><text:span text:style-name="T12">we can change the tone once if we have a change of mind.. and then we generate the whole campaign.</text:span><text:span text:style-name="T7">"</text:span><text:span text:style-name="T8"> <text:s/></text:span><text:span text:style-name="T9">→ Click 'Approve &amp; Generate Full Campaign' button</text:span></text:p>
      <text:p text:style-name="P12"/>
      <text:p text:style-name="P13">MiCA’s AI is building the entire campaign right in front of us."</text:p>
      <text:p text:style-name="P14">Strategy- choosing the best methodology, <text:s/>building a target persona, mapping out weeks of tact<text:span text:style-name="T13">i</text:span>cs.</text:p>
      <text:p text:style-name="P14">Generating marketing assets</text:p>
      <text:p text:style-name="P14"/>
      <text:p text:style-name="P15">Video plays: This video gives an overview of the campiagn to Rajni,</text:p>
      <text:p text:style-name="P16">So within <text:span text:style-name="T14">a few minutes MiCA has created </text:span><text:span text:style-name="T15">what would take a marketing agency two weeks and thousands of rupees. Let’s see what it built."</text:span></text:p>
      <text:p text:style-name="P17">"Welcome to the campaign dashboard.</text:p>
      <text:p text:style-name="P17">. MiCA chose the AIDA framework — Attention, Interest, Desire, Action — perfect for a workshop like this. <text:span text:style-name="T16">Point at the methodology badge</text:span></text:p>
      <text:p text:style-name="P18"><text:span text:style-name="T17">It created a detailed target persona, </text:span><text:span text:style-name="T18">found their pain points, motivations- these will guide the Asset generation</text:span></text:p>
      <text:p text:style-name="P18"><text:span text:style-name="T17">Look at this four-week timeline. Week one: grab attention by highlighting the problem of stress. Week two: build trust with research and testimonials. Week three: create urgency with early-bird pricing. Week four: drive final registrations with personal follow-ups." </text:span><text:span text:style-name="T19">Scroll down to weekly timeline</text:span></text:p>
      <text:p text:style-name="P18"><text:span text:style-name="T20">this is a professional marketing strategy. </text:span><text:span text:style-name="T9"><text:s/>Point at the color-coded day-by-day plan</text:span></text:p>
      <text:p text:style-name="P19"><text:soft-page-break/><text:s/><text:span text:style-name="T21">Here we build trust with the user by showing her expected outcomes and money distribution</text:span></text:p>
      <text:p text:style-name="P20"><text:span text:style-name="T20">"Now let’s look at what MiCA actually created. Starting with emails."</text:span> <text:s text:c="2"/><text:span text:style-name="T22">just read out the headings. <text:s/></text:span><text:span text:style-name="T21">This is following the AIDA template</text:span></text:p>
      <text:p text:style-name="P21">Each one is part of a nurturing journey.</text:p>
      <text:p text:style-name="P21"/>
      <text:p text:style-name="P22">Let’s check WhatsApp.</text:p>
      <text:p text:style-name="P21"><text:s/>Personal, conversational, exactly how WhatsApp should feel <text:s text:c="2"/><text:span text:style-name="T16"><text:s/>Scroll through 2 messages, then click 'Instagram' tab</text:span></text:p>
      <text:p text:style-name="P23">Instagram posts with themed posts and matching images.</text:p>
      <text:p text:style-name="P23">Lets give it a try ! Press launch campaign button.</text:p>
      <text:p text:style-name="P24"><text:span text:style-name="T17">he campaign is LIVE. Look at the execution log — emails are going out, WhatsApp messages are being delivered, Instagram posts are being scheduled. All automated. No manual work."</text:span><text:span text:style-name="T17"/></text:p>
      <text:p text:style-name="P25"><text:s/><text:span text:style-name="T23">This is a should have feature.</text:span></text:p>
      <text:p text:style-name="P26">My wife just fills a form, clicks one button, and goes back to doing what she does best — changing lives.</text:p>
      <text:p text:style-name="P24"><text:span text:style-name="T8">That’s MiCA. Your info in. Your campaign out. So that every social hero has a voice.<text:line-break/><text:line-break/></text:span><text:span text:style-name="T24">Now over to Sachin==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07T16:31:20.423830800</meta:creation-date>
    <dc:date>2026-03-09T20:39:25.044046700</dc:date>
    <meta:editing-duration>P2DT43M28S</meta:editing-duration>
    <meta:editing-cycles>1</meta:editing-cycles>
    <meta:document-statistic meta:table-count="0" meta:image-count="0" meta:object-count="0" meta:page-count="2" meta:paragraph-count="36" meta:word-count="518" meta:character-count="3131" meta:non-whitespace-character-count="2623"/>
    <meta:generator>LibreOffice/25.8.4.2$Windows_X86_64 LibreOffice_project/290daaa01b999472f0c7a3890eb6a550fd74c6df</meta:generator>
  </office:meta>
</office:document-meta>
</file>